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00ff66" draw:fill-gradient-name="Tango_20_Green" draw:textarea-horizontal-align="justify" draw:textarea-vertical-align="middle" draw:auto-grow-height="false" fo:min-height="1.909cm" fo:min-width="2.421cm"/>
    </style:style>
    <style:style style:name="gr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417cm" fo:min-width="3.437cm"/>
    </style:style>
    <style:style style:name="gr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671cm" fo:min-width="3.183cm"/>
    </style:style>
    <style:style style:name="gr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3.183cm"/>
    </style:style>
    <style:style style:name="gr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5.215cm"/>
    </style:style>
    <style:style style:name="gr6" style:family="graphic" style:parent-style-name="standard">
      <style:graphic-properties svg:stroke-color="#009999" draw:fill="gradient" draw:fill-color="#ffffff" draw:fill-gradient-name="Tango_20_Green" draw:opacity="100%" draw:opacity-name="" draw:textarea-horizontal-align="justify" draw:textarea-vertical-align="middle" draw:auto-grow-height="false" fo:min-height="1.401cm" fo:min-width="2.929cm"/>
    </style:style>
    <style:style style:name="gr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28cm" fo:min-width="6.866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00ff66" draw:fill-gradient-name="Tango_20_Green"/>
      <style:paragraph-properties fo:text-align="center"/>
    </style:style>
    <style:style style:name="P3" style:family="paragraph">
      <loext:graphic-properties draw:fill="gradient" draw:fill-gradient-name="Tango_20_Green"/>
      <style:paragraph-properties fo:text-align="center"/>
    </style:style>
    <style:style style:name="P4" style:family="paragraph">
      <loext:graphic-properties draw:fill="gradient" draw:fill-color="#ffffff" draw:fill-gradient-name="Tango_20_Green" draw:opacity="100%"/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font-name="Neuropol" fo:font-size="32pt" style:text-underline-style="solid" style:text-underline-width="auto" style:text-underline-color="font-color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Neuropol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921cm" svg:height="2.159cm" svg:x="2.524cm" svg:y="3.92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937cm" svg:height="2.667cm" svg:x="2.524cm" svg:y="9.636cm">
          <text:p text:style-name="P1">Electronică</text:p>
          <text:p text:style-name="P1">OuBo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83cm" svg:height="2.921cm" svg:x="9.382cm" svg:y="10.525cm">
          <text:p text:style-name="P1">Comanda </text:p>
          <text:p text:style-name="P1">motoare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683cm" svg:height="1.27cm" svg:x="4.175cm" svg:y="15.097cm">
          <text:p text:style-name="P1">Motor 1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715cm" svg:height="1.27cm" svg:x="12.684cm" svg:y="15.097cm">
          <text:p text:style-name="P1">Servomecanism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683cm" svg:height="1.27cm" svg:x="8.366cm" svg:y="15.097cm">
          <text:p text:style-name="P1">Motor 2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3.429cm" svg:height="1.651cm" svg:x="8.112cm" svg:y="4.175cm">
          <text:p text:style-name="P1">Software</text:p>
          <text:p text:style-name="P1">Desen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7.366cm" svg:height="1.778cm" svg:x="8.239cm" svg:y="6.461cm">
          <text:p text:style-name="P1">SW. Comunicare OuBo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8" draw:text-style-name="P1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8" draw:text-style-name="P1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8" draw:text-style-name="P1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8" draw:text-style-name="P1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  <draw:frame draw:style-name="gr9" draw:text-style-name="P6" draw:layer="layout" svg:width="5.842cm" svg:height="1.651cm" svg:x="7.858cm" svg:y="1.127cm">
          <draw:text-box>
            <text:p text:style-name="P5"><text:span text:style-name="T1">OUBOT</text:span></text:p>
          </draw:text-box>
        </draw:frame>
        <draw:connector draw:style-name="gr8" draw:text-style-name="P1" draw:layer="layout" svg:x1="5.445cm" svg:y1="5cm" svg:x2="8.112cm" svg:y2="5cm" draw:start-shape="id7" draw:start-glue-point="1" draw:end-shape="id8" svg:d="M5445 5000h2667" svg:viewBox="0 0 2668 1">
          <text:p/>
        </draw:connector>
        <draw:connector draw:style-name="gr8" draw:text-style-name="P1" draw:layer="layout" svg:x1="3.984cm" svg:y1="6.08cm" svg:x2="8.239cm" svg:y2="7.35cm" draw:start-shape="id7" draw:start-glue-point="2" draw:end-shape="id1" draw:end-glue-point="3" svg:d="M3984 6080v1270h4255" svg:viewBox="0 0 4256 1271">
          <text:p/>
        </draw:connector>
        <draw:connector draw:style-name="gr10" draw:text-style-name="P7" draw:layer="layout" draw:type="line" svg:x1="5.445cm" svg:y1="5cm" svg:x2="8.112cm" svg:y2="5cm" draw:start-shape="id7" draw:start-glue-point="1" draw:end-shape="id8" draw:end-glue-point="3" svg:d="M5445 5000h2667" svg:viewBox="0 0 2668 1">
          <text:p/>
        </draw:connector>
        <draw:connector draw:style-name="gr11" draw:text-style-name="P7" draw:layer="layout" svg:x1="3.984cm" svg:y1="6.08cm" svg:x2="8.239cm" svg:y2="7.35cm" draw:start-shape="id7" draw:start-glue-point="2" draw:end-shape="id1" svg:d="M3984 6080v1270h4255" svg:viewBox="0 0 4256 1271">
          <text:p/>
        </draw:connector>
        <draw:connector draw:style-name="gr11" draw:text-style-name="P7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11" draw:text-style-name="P7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11" draw:text-style-name="P7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11" draw:text-style-name="P7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11" draw:text-style-name="P7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8ae234" draw:end-color="#000000" draw:start-intensity="100%" draw:end-intensity="100%" draw:angle="300" draw:border="0%"/>
    <draw:gradient draw:name="Gradient_20_3" draw:display-name="Gradient 3" draw:style="linear" draw:start-color="#8ae234" draw:end-color="#33ff99" draw:start-intensity="100%" draw:end-intensity="100%" draw:angle="300" draw:border="0%"/>
    <draw:gradient draw:name="Tango_20_Green" draw:display-name="Tango Green" draw:style="linear" draw:start-color="#3465a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8:58:08.276000000</meta:creation-date>
    <dc:date>2016-11-04T17:50:23.744000000</dc:date>
    <meta:editing-duration>PT20M7S</meta:editing-duration>
    <meta:editing-cycles>11</meta:editing-cycles>
    <meta:generator>LibreOffice/5.2.1.2$Windows_x86 LibreOffice_project/31dd62db80d4e60af04904455ec9c9219178d620</meta:generator>
    <meta:document-statistic meta:object-count="23"/>
  </office:meta>
</office:document-meta>
</file>